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ce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2"><text:s text:c="5"/></text:p>
            <text:p text:style-name="P12"><text:s text:c="5"/></text:p>
            <text:p text:style-name="P12"><text:s text:c="6"/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3"><text:placeholder text:placeholder-type="text" text:description="o.partner_id.name">&lt;(o.cons_loca and o.cons_loca.name or '').upper()&gt;</text:placeholder></text:p>
            <text:p text:style-name="P13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3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3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/>
            <text:p text:style-name="P11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0"><text:s/><text:placeholder text:placeholder-type="text">&lt;o.final_desti 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5"><text:span text:style-name="T1"><text:placeholder text:placeholder-type="text">&lt;get_app(line.application_id)&gt;</text:placeholder></text:span></text:p>
            <text:p text:style-name="P11"><text:placeholder text:placeholder-type="text">&lt;o.disc_goods or ""&gt;</text:placeholder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4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s_tot(line.price_subtotal)&gt;</text:placeholder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>
            <text:p text:style-name="P2"/>
          </table:table-cell>
          <table:covered-table-cell/>
          <table:table-cell table:style-name="Table1.G11"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1"><text:soft-page-break/><text:s text:c="5"/><text:placeholder text:placeholder-type="text">&lt;(amount_to_text(get_total_amount(o.invoice_line, o.insurance))).upper() or ''&gt;</text:placeholder></text:p>
            <text:p text:style-name="P11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><text:soft-page-break/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8"><text:line-break/><text:soft-pag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1"/>
            <text:p text:style-name="P11"><text:s text:c="16"/><text:placeholder text:placeholder-type="text">&lt;o.agency_comm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94cm" style:type="center"/>
          <style:tab-stop style:position="21.1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5-21T18:02:22</dc:date>
    <meta:editing-duration>PT15H27M4S</meta:editing-duration>
    <meta:editing-cycles>317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38" meta:word-count="149" meta:character-count="1762" meta:non-whitespace-character-count="1492"/>
  </office:meta>
</office:document-meta>
</file>